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2" style:family="paragraph" style:parent-style-name="Standard">
      <style:paragraph-properties fo:text-align="center" style:justify-single-word="false"/>
      <style:text-properties fo:font-size="16pt" fo:font-style="normal" style:text-underline-style="none"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e en application</text:p>
      <text:p text:style-name="P2"/>
      <text:p text:style-name="P4">Fonctions</text:p>
      <text:p text:style-name="P4"/>
      <text:p text:style-name="P3">1) Créer une fonction <text:span text:style-name="T1">presentation </text:span>qui prend 3 arguments (prenom, nom, age) qui affiche dans la console une phrase de présentation.</text:p>
      <text:p text:style-name="P3"/>
      <text:p text:style-name="P3">2) Créer une fonction <text:span text:style-name="T1">calculatriceSomme </text:span>qui prend 2 arguments (nombre1, nombre2) et qui renvoie le résultat. Faites la même chose pour les 3 autres opérations de base mais donnez à la multiplication et à la division des paramètres par défaut valant 1.</text:p>
      <text:p text:style-name="P3"/>
      <text:p text:style-name="P3">3) Créer une fonction <text:span text:style-name="T1">possibilitesCalculatrice</text:span> qui prend 2 arguments (nombre1, nombre2) et affiche dans la console le résultat de l'addition, de la soustraction, de la multiplication et de la division de ces nombres entre eux grâce aux fonctions précédentes <text:span text:style-name="T1">calculatrice</text:span>.</text:p>
      <text:p text:style-name="P3"/>
      <text:p text:style-name="P3">4) Réecrivez toutes vos fonctions avec la syntaxe que vous n'avez pas encore utilisée: fonction simple =&gt; fonction flèchée et fonction flèchée =&gt; fonction simple.</text:p>
      <text:p text:style-name="P3"/>
      <text:p text:style-name="P3">5) Créer une fonction <text:span text:style-name="T1">estImpair </text:span>qui prend un argument (nombre) qui retourne <text:span text:style-name="T2">true</text:span> si le nombre est impaire ou <text:span text:style-name="T2">false</text:span> sin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M13S</meta:editing-duration>
    <meta:editing-cycles>10</meta:editing-cycles>
    <meta:generator>OpenOffice/4.1.7$Win32 OpenOffice.org_project/417m1$Build-9800</meta:generator>
    <dc:date>2020-04-03T15:15:04.87</dc:date>
    <meta:document-statistic meta:table-count="0" meta:image-count="0" meta:object-count="0" meta:page-count="1" meta:paragraph-count="7" meta:word-count="153" meta:character-count="964"/>
    <meta:user-defined meta:name="Info 1"/>
    <meta:user-defined meta:name="Info 2"/>
    <meta:user-defined meta:name="Info 3"/>
    <meta:user-defined meta:name="Info 4"/>
  </office:meta>
</office:document-meta>
</file>